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238125cm" style:use-optimal-column-width="true"/>
    </style:style>
    <style:style style:name="co3" style:family="table-column">
      <style:table-column-properties fo:break-before="auto" style:column-width="10.58333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0.529166666666667cm" style:use-optimal-column-width="true"/>
    </style:style>
    <style:style style:name="co6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Результаты_поиска" table:style-name="ta2"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4"/>
        <table:table-column table:style-name="co6" table:number-columns-repeated="10" table:default-cell-style-name="ce4"/>
        <table:table-column table:style-name="co1" table:default-cell-style-name="ce4"/>
        <table:table-column table:style-name="co1" table:number-columns-repeated="16365" table:default-cell-style-name="ce1"/>
        <table:table-row table:style-name="ro1">
          <table:table-cell office:value-type="string" table:style-name="ce1">
            <text:p>Reversed left context</text:p>
          </table:table-cell>
          <table:table-cell office:value-type="string" table:style-name="ce1">
            <text:p>Reversed center</text:p>
          </table:table-cell>
          <table:table-cell office:value-type="string" table:style-name="ce2">
            <text:p>Left context</text:p>
          </table:table-cell>
          <table:table-cell office:value-type="string" table:style-name="ce3">
            <text:p>Center</text:p>
          </table:table-cell>
          <table:table-cell office:value-type="string" table:style-name="ce3">
            <text:p>Punct</text:p>
          </table:table-cell>
          <table:table-cell office:value-type="string" table:style-name="ce3">
            <text:p>Right context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Birthday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Created</text:p>
          </table:table-cell>
          <table:table-cell office:value-type="string" table:style-name="ce3">
            <text:p>Spher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ublication</text:p>
          </table:table-cell>
          <table:table-cell office:value-type="string" table:style-name="ce3">
            <text:p>Publ_year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mbiguity</text:p>
          </table:table-cell>
          <table:table-cell office:value-type="string" table:style-name="ce3">
            <text:p>Full contex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иду. (К гостям.) Мы теперь же к </text:p>
          </table:table-cell>
          <table:table-cell office:value-type="string" table:style-name="ce4">
            <text:p>Д. И. Фонвизин. Выбор гувернера (1790-1792) </text:p>
          </table:table-cell>
          <table:table-cell office:value-type="string" table:style-name="ce4">
            <text:p>Д. И. Фонвизин </text:p>
          </table:table-cell>
          <table:table-cell office:value-type="string" table:style-name="ce4">
            <text:p>1744 </text:p>
          </table:table-cell>
          <table:table-cell office:value-type="string" table:style-name="ce4">
            <text:p>Выбор гувернера </text:p>
          </table:table-cell>
          <table:table-cell office:value-type="string" table:style-name="ce4">
            <text:p>1790-1792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ьеса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Фонвизин Д.И. Собрание сочинений: В 2 т. Т. 1 </text:p>
          </table:table-cell>
          <table:table-cell office:value-type="string" table:style-name="ce4">
            <text:p>1959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снята</text:p>
          </table:table-cell>
          <table:table-cell office:value-type="string" table:style-name="ce6">
            <text:p><text:s/><text:span text:style-name="T1">Сейчас</text:span><text:s/>иду. ( .) Мы теперь же к вам придём. <text:s/>[Д. И. Фонвизин. Выбор гувернера (1790-1792)] [омонимия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ыМ увоцетсьлеН К утерак юом ьтавадоп илев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вели подавать мою карету. (К Нельстецову.) Мы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можем ехать.  </text:p>
          </table:table-cell>
          <table:table-cell office:value-type="string" table:style-name="ce4">
            <text:p>Д. И. Фонвизин. Выбор гувернера (1790-1792) </text:p>
          </table:table-cell>
          <table:table-cell office:value-type="string" table:style-name="ce4">
            <text:p>Д. И. Фонвизин </text:p>
          </table:table-cell>
          <table:table-cell office:value-type="string" table:style-name="ce4">
            <text:p>1744 </text:p>
          </table:table-cell>
          <table:table-cell office:value-type="string" table:style-name="ce4">
            <text:p>Выбор гувернера </text:p>
          </table:table-cell>
          <table:table-cell office:value-type="string" table:style-name="ce4">
            <text:p>1790-1792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ьеса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Фонвизин Д.И. Собрание сочинений: В 2 т. Т. 1 </text:p>
          </table:table-cell>
          <table:table-cell office:value-type="string" table:style-name="ce4">
            <text:p>1959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снята</text:p>
          </table:table-cell>
          <table:table-cell office:value-type="string" table:style-name="ce6">
            <text:p><text:s/>Да и мне, кажется, не очень рады. ( .) Друг мой, вели подавать мою карету. ( .) Мы<text:s/><text:span text:style-name="T1">сейчас</text:span><text:s/>можем ехать. <text:s/>[Д. И. Фонвизин. Выбор гувернера (1790-1792)] [омонимия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 еоншемс тедуб еж адгок ялетатич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читателя: когда же будет смешное?<text:s text:c="2"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,  </text:p>
          </table:table-cell>
          <table:table-cell office:value-type="string" table:style-name="ce3">
            <text:p>и вот что такое. <text:s/>В </text:p>
          </table:table-cell>
          <table:table-cell office:value-type="string" table:style-name="ce4">
            <text:p>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 (1788-1822) </text:p>
          </table:table-cell>
          <table:table-cell office:value-type="string" table:style-name="ce4">
            <text:p>И. М. Долгоруков </text:p>
          </table:table-cell>
          <table:table-cell office:value-type="string" table:style-name="ce4">
            <text:p>1764 </text:p>
          </table:table-cell>
          <table:table-cell office:value-type="string" table:style-name="ce4">
            <text:p>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 </text:p>
          </table:table-cell>
          <table:table-cell office:value-type="string" table:style-name="ce4">
            <text:p>1788-1822 </text:p>
          </table:table-cell>
          <table:table-cell office:value-type="string" table:style-name="ce4">
            <text:p>публицистика , <text:s/>нехудожественная </text:p>
          </table:table-cell>
          <table:table-cell office:value-type="string" table:style-name="ce4">
            <text:p>мемуары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И. М. Долгоруков Повесть о рождении моем, происхождении и всей жизни </text:p>
          </table:table-cell>
          <table:table-cell office:value-type="string" table:style-name="ce4">
            <text:p>200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Я слышу уже упрек читателя: когда же будет смешное?<text:s text:c="2"/><text:span text:style-name="T1">Сейчас</text:span>, и вот что такое. <text:s/>В Пензе был клоб. <text:s/>[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 (1788-1822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ен ил ьрепет ен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 не теперь ли, не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ли смерть у меня все </text:p>
          </table:table-cell>
          <table:table-cell office:value-type="string" table:style-name="ce4">
            <text:p>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 (1788-1822) </text:p>
          </table:table-cell>
          <table:table-cell office:value-type="string" table:style-name="ce4">
            <text:p>И. М. Долгоруков </text:p>
          </table:table-cell>
          <table:table-cell office:value-type="string" table:style-name="ce4">
            <text:p>1764 </text:p>
          </table:table-cell>
          <table:table-cell office:value-type="string" table:style-name="ce4">
            <text:p>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 </text:p>
          </table:table-cell>
          <table:table-cell office:value-type="string" table:style-name="ce4">
            <text:p>1788-1822 </text:p>
          </table:table-cell>
          <table:table-cell office:value-type="string" table:style-name="ce4">
            <text:p>публицистика , <text:s/>нехудожественная </text:p>
          </table:table-cell>
          <table:table-cell office:value-type="string" table:style-name="ce4">
            <text:p>мемуары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И. М. Долгоруков Повесть о рождении моем, происхождении и всей жизни </text:p>
          </table:table-cell>
          <table:table-cell office:value-type="string" table:style-name="ce4">
            <text:p>200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не теперь ли, не<text:s/><text:span text:style-name="T1">сейчас</text:span><text:s/>ли смерть у меня все отнимает? <text:s/>[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1-1798 (1788-1822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йороток о угулсу юунжав ьтазако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оказать важную услугу, о которой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говорить стану, и хотя поневоле </text:p>
          </table:table-cell>
          <table:table-cell office:value-type="string" table:style-name="ce4">
            <text:p>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9-1806 (1788-1822) </text:p>
          </table:table-cell>
          <table:table-cell office:value-type="string" table:style-name="ce4">
            <text:p>И. М. Долгоруков </text:p>
          </table:table-cell>
          <table:table-cell office:value-type="string" table:style-name="ce4">
            <text:p>1764 </text:p>
          </table:table-cell>
          <table:table-cell office:value-type="string" table:style-name="ce4">
            <text:p>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9-1806 </text:p>
          </table:table-cell>
          <table:table-cell office:value-type="string" table:style-name="ce4">
            <text:p>1788-1822 </text:p>
          </table:table-cell>
          <table:table-cell office:value-type="string" table:style-name="ce4">
            <text:p>публицистика , <text:s/>нехудожественная </text:p>
          </table:table-cell>
          <table:table-cell office:value-type="string" table:style-name="ce4">
            <text:p>мемуары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И. М. Долгоруков Повесть о рождении моем, происхождении и всей жизни </text:p>
          </table:table-cell>
          <table:table-cell office:value-type="string" table:style-name="ce4">
            <text:p>200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Орден сей получен был им в октябре, и думать надобно, что он одолжен был им Кутайсову пополам с Обольяниновым, потому что первому из них незадолго пред тем имел случай оказать важную услугу, о которой<text:s/><text:span text:style-name="T1">сейчас</text:span><text:s/>говорить стану, и хотя поневоле и я тут ему большим был помощником, однако ничем не мог я добиться от него того, чтоб он слово обо мне молвил или написал <text:s/>благоприятно к кому бы то ни было в Петербурге. <text:s/>[И. М. Долгоруков. Повесть о рождении моем, происхождении и всей моей жизни, писанная мной самим и начатая в Москве, 1788-го года в августе месяце, на 25-ом году моей жизни / Часть 4 / 1799-1806 (1788-1822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 ьташук йач ьтисорп алазакирп Г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Г. приказала просить чай кушать». <text:s/>― «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буду». <text:s/>― Выводят лошадь.  </text:p>
          </table:table-cell>
          <table:table-cell office:value-type="string" table:style-name="ce4">
            <text:p>М. П. Загряжский. Записки (1770-1811) </text:p>
          </table:table-cell>
          <table:table-cell office:value-type="string" table:style-name="ce4">
            <text:p>М. П. Загряжский </text:p>
          </table:table-cell>
          <table:table-cell office:value-type="string" table:style-name="ce4">
            <text:p>1770 </text:p>
          </table:table-cell>
          <table:table-cell office:value-type="string" table:style-name="ce4">
            <text:p>Записки </text:p>
          </table:table-cell>
          <table:table-cell office:value-type="string" table:style-name="ce4">
            <text:p>1770-1811 </text:p>
          </table:table-cell>
          <table:table-cell office:value-type="string" table:style-name="ce4">
            <text:p>публицистика , <text:s/>нехудожественная </text:p>
          </table:table-cell>
          <table:table-cell office:value-type="string" table:style-name="ce4">
            <text:p>мемуары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Лица. Биографический альманах. Т.2 </text:p>
          </table:table-cell>
          <table:table-cell office:value-type="string" table:style-name="ce4">
            <text:p>1993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Подходит человек, докладывает: «Л.Г. приказала просить чай кушать». <text:s/>― «<text:span text:style-name="T1">Сейчас</text:span><text:s/>буду». <text:s/>― Выводят лошадь. <text:s/>[М. П. Загряжский. Записки (1770-1811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етйапутс нолиМ ыт и ьчоД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Дочь и ты, Милон, ступайте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за мною.  </text:p>
          </table:table-cell>
          <table:table-cell office:value-type="string" table:style-name="ce4">
            <text:p>И. А. Крылов. Пирог (1799-1801) </text:p>
          </table:table-cell>
          <table:table-cell office:value-type="string" table:style-name="ce4">
            <text:p>И. А. Крылов </text:p>
          </table:table-cell>
          <table:table-cell office:value-type="string" table:style-name="ce4">
            <text:p>1769 </text:p>
          </table:table-cell>
          <table:table-cell office:value-type="string" table:style-name="ce4">
            <text:p>Пирог </text:p>
          </table:table-cell>
          <table:table-cell office:value-type="string" table:style-name="ce4">
            <text:p>1799-1801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ьеса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Крылов И. А. Басни. Драматургия </text:p>
          </table:table-cell>
          <table:table-cell office:value-type="string" table:style-name="ce4">
            <text:p>1982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Дочь и ты, Милон, ступайте<text:s/><text:span text:style-name="T1">сейчас</text:span><text:s/>за мною. <text:s/>[И. А. Крылов. Пирог (1799-1801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князь Петр В[асильевич] привез указ </text:p>
          </table:table-cell>
          <table:table-cell office:value-type="string" table:style-name="ce4">
            <text:p>Н. А. Львов. Письмо С. Р. Воронцову (1787-1801) </text:p>
          </table:table-cell>
          <table:table-cell office:value-type="string" table:style-name="ce4">
            <text:p>Н. А. Львов </text:p>
          </table:table-cell>
          <table:table-cell office:value-type="string" table:style-name="ce4">
            <text:p>1751 </text:p>
          </table:table-cell>
          <table:table-cell office:value-type="string" table:style-name="ce4">
            <text:p>Письмо С. Р. Воронцову </text:p>
          </table:table-cell>
          <table:table-cell office:value-type="string" table:style-name="ce4">
            <text:p>1787-1801 </text:p>
          </table:table-cell>
          <table:table-cell office:value-type="string" table:style-name="ce4">
            <text:p>бытовая , <text:s/>нехудожественная </text:p>
          </table:table-cell>
          <table:table-cell office:value-type="string" table:style-name="ce4">
            <text:p>письмо личное </text:p>
          </table:table-cell>
          <table:table-cell office:value-type="string" table:style-name="ce4">
            <text:p>частная жизнь </text:p>
          </table:table-cell>
          <table:table-cell office:value-type="string" table:style-name="ce4">
            <text:p>Львов Н. А. Избранные сочинения. Кёльн Веймар Вена: Бёлау-Ферлаг СПб.: Пушкинский Дом Рус. христиан. гум. ин-т Изд-во «Акрополь», 1994 </text:p>
          </table:table-cell>
          <table:table-cell office:value-type="string" table:style-name="ce4">
            <text:p>199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<text:span text:style-name="T1">Сейчас</text:span><text:s/>князь Петр В[асильевич] привез указ о пожаловании Виктора Павловича графом. <text:s/>[Н. А. Львов. Письмо С. Р. Воронцову (1787-1801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я ланзу еис есВ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 <text:s/>Все сие узнал я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от Графа Ивана Андреевича Тизенгаузена </text:p>
          </table:table-cell>
          <table:table-cell office:value-type="string" table:style-name="ce4">
            <text:p>Н. А. Львов. Письма (1799) </text:p>
          </table:table-cell>
          <table:table-cell office:value-type="string" table:style-name="ce4">
            <text:p>Н. А. Львов </text:p>
          </table:table-cell>
          <table:table-cell office:value-type="string" table:style-name="ce4">
            <text:p>1751 </text:p>
          </table:table-cell>
          <table:table-cell office:value-type="string" table:style-name="ce4">
            <text:p>Письма </text:p>
          </table:table-cell>
          <table:table-cell office:value-type="string" table:style-name="ce4">
            <text:p>1799 </text:p>
          </table:table-cell>
          <table:table-cell office:value-type="string" table:style-name="ce4">
            <text:p>официально-деловая , <text:s/>нехудожественная </text:p>
          </table:table-cell>
          <table:table-cell office:value-type="string" table:style-name="ce4">
            <text:p>письмо деловое </text:p>
          </table:table-cell>
          <table:table-cell office:value-type="string" table:style-name="ce4">
            <text:p>администрация и управление </text:p>
          </table:table-cell>
          <table:table-cell office:value-type="string" table:style-name="ce4">
            <text:p>Российский Архив: История Отечества в свидетельствах и документах XVIII—XX вв.: Альманах. Т. 9 </text:p>
          </table:table-cell>
          <table:table-cell office:value-type="string" table:style-name="ce4">
            <text:p>1999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Все сие узнал я<text:s/><text:span text:style-name="T1">сейчас</text:span><text:s/>от Графа Ивана Андреевича Тизенгаузена. <text:s/>[Н. А. Львов. Письма (1799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уде огот ялд и ясьтавед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деваться, и для того еду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в Черенчицы на ночлег, а </text:p>
          </table:table-cell>
          <table:table-cell office:value-type="string" table:style-name="ce4">
            <text:p>Н. А. Львов. Письмо Г. Р. Державину (1786-1799) </text:p>
          </table:table-cell>
          <table:table-cell office:value-type="string" table:style-name="ce4">
            <text:p>Н. А. Львов </text:p>
          </table:table-cell>
          <table:table-cell office:value-type="string" table:style-name="ce4">
            <text:p>1751 </text:p>
          </table:table-cell>
          <table:table-cell office:value-type="string" table:style-name="ce4">
            <text:p>Письмо Г. Р. Державину </text:p>
          </table:table-cell>
          <table:table-cell office:value-type="string" table:style-name="ce4">
            <text:p>1786-1799 </text:p>
          </table:table-cell>
          <table:table-cell office:value-type="string" table:style-name="ce4">
            <text:p>бытовая , <text:s/>нехудожественная </text:p>
          </table:table-cell>
          <table:table-cell office:value-type="string" table:style-name="ce4">
            <text:p>письмо личное </text:p>
          </table:table-cell>
          <table:table-cell office:value-type="string" table:style-name="ce4">
            <text:p>частная жизнь </text:p>
          </table:table-cell>
          <table:table-cell office:value-type="string" table:style-name="ce4">
            <text:p>Львов Н. А. Избранные сочинения. Кёльн Веймар Вена: Бёлау-Ферлаг СПб.: Пушкинский Дом Рус. христиан. гум. ин-т Изд-во «Акрополь», 1994 </text:p>
          </table:table-cell>
          <table:table-cell office:value-type="string" table:style-name="ce4">
            <text:p>199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Я 4-й день без Марьи Алексеевны живу, и дрянь такая все в голову лезет, что не знаю, куда деваться, и для того еду<text:s/><text:span text:style-name="T1">сейчас</text:span><text:s/>в Черенчицы на ночлег, а потом в Боровичи в угольную яму; дай Бог, чтобы и у ваше-го превосходительства работы не переводились, а мы трудимся ежедневно и еженочно для приобретения имени и славы. <text:s/>[Н. А. Львов. Письмо Г. Р. Державину (1786-1799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окьлоТ  мокичьлам с аручвед ябет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тебя девчура с мальчиком?» <text:s/>― «Только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пробежала», ― отвечала ему береза. <text:s/>Орел </text:p>
          </table:table-cell>
          <table:table-cell office:value-type="string" table:style-name="ce4">
            <text:p>Сказка о сизом орле и мальчике (1794-1795)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Сказка о сизом орле и мальчике </text:p>
          </table:table-cell>
          <table:table-cell office:value-type="string" table:style-name="ce4">
            <text:p>1794-1795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сказка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Русские сказки в ранних записях и публикациях (XVI―ХVIII века) / АН СССР. Ин-т этнографии им. Н. Н. Миклухо-Маклая </text:p>
          </table:table-cell>
          <table:table-cell office:value-type="string" table:style-name="ce4">
            <text:p>1971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Наконец орел прилетел к березе и спрашивал: «Береза, береза, не пробегала ли мимо тебя девчура с мальчиком?» <text:s/>― «Только<text:s/><text:span text:style-name="T1">сейчас</text:span><text:s/>пробежала», ― отвечала ему береза. <text:s/>Орел полетел прямо к той деревне, из которой унес мальчика, и, нагнав девчуру, всю ее исцарапал, а мальчика, опять ухватя в когти, понес с собою в избушку. <text:s/>[Сказка о сизом орле и мальчике (1794-1795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 неезретнУ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 <text:s/>Унтерзеен<text:s text:c="3"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пришел я в здешний трактир </text:p>
          </table:table-cell>
          <table:table-cell office:value-type="string" table:style-name="ce4">
            <text:p>Н. М. Карамзин. Письма русского путешественника (1793) </text:p>
          </table:table-cell>
          <table:table-cell office:value-type="string" table:style-name="ce4">
            <text:p>Н. М. Карамзин </text:p>
          </table:table-cell>
          <table:table-cell office:value-type="string" table:style-name="ce4">
            <text:p>1766 </text:p>
          </table:table-cell>
          <table:table-cell office:value-type="string" table:style-name="ce4">
            <text:p>Письма русского путешественника </text:p>
          </table:table-cell>
          <table:table-cell office:value-type="string" table:style-name="ce4">
            <text:p>1793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исьмо литературное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Карамзин Н. М. Избранные сочинения: В 2 т. Т. 1 </text:p>
          </table:table-cell>
          <table:table-cell office:value-type="string" table:style-name="ce4">
            <text:p>196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Унтерзеен<text:s text:c="3"/><text:span text:style-name="T1">Сейчас</text:span><text:s/>пришел я в здешний трактир. <text:s/>Почтовая лодка, в которой плыл я из Трахта, пристала к берегу в двух верстах отсюда. <text:s/>[Н. М. Карамзин. Письма русского путешественника (1793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ыМ  оварБ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 Браво! <text:s/>Мы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оттуда. <text:s/>Что за город!  </text:p>
          </table:table-cell>
          <table:table-cell office:value-type="string" table:style-name="ce4">
            <text:p>Н. М. Карамзин. Письма русского путешественника (1793) </text:p>
          </table:table-cell>
          <table:table-cell office:value-type="string" table:style-name="ce4">
            <text:p>Н. М. Карамзин </text:p>
          </table:table-cell>
          <table:table-cell office:value-type="string" table:style-name="ce4">
            <text:p>1766 </text:p>
          </table:table-cell>
          <table:table-cell office:value-type="string" table:style-name="ce4">
            <text:p>Письма русского путешественника </text:p>
          </table:table-cell>
          <table:table-cell office:value-type="string" table:style-name="ce4">
            <text:p>1793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исьмо литературное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Карамзин Н. М. Избранные сочинения: В 2 т. Т. 1 </text:p>
          </table:table-cell>
          <table:table-cell office:value-type="string" table:style-name="ce4">
            <text:p>196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Браво! <text:s/>Мы<text:s/><text:span text:style-name="T1">сейчас</text:span><text:s/>оттуда. <text:s/>Что за город! <text:s/>[Н. М. Карамзин. Письма русского путешественника (1793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<text:s text:c="2"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получил от вас письмо ― и </text:p>
          </table:table-cell>
          <table:table-cell office:value-type="string" table:style-name="ce4">
            <text:p>Н. М. Карамзин. Письма русского путешественника (1793) </text:p>
          </table:table-cell>
          <table:table-cell office:value-type="string" table:style-name="ce4">
            <text:p>Н. М. Карамзин </text:p>
          </table:table-cell>
          <table:table-cell office:value-type="string" table:style-name="ce4">
            <text:p>1766 </text:p>
          </table:table-cell>
          <table:table-cell office:value-type="string" table:style-name="ce4">
            <text:p>Письма русского путешественника </text:p>
          </table:table-cell>
          <table:table-cell office:value-type="string" table:style-name="ce4">
            <text:p>1793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исьмо литературное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Карамзин Н. М. Избранные сочинения: В 2 т. Т. 1 </text:p>
          </table:table-cell>
          <table:table-cell office:value-type="string" table:style-name="ce4">
            <text:p>196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<text:span text:style-name="T1">Сейчас</text:span><text:s/>получил от вас письмо ― и как обрадовался, нет нужды сказывать. <text:s/>[Н. М. Карамзин. Письма русского путешественника (1793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<text:s text:c="2"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взглянул я на свечу ― она </text:p>
          </table:table-cell>
          <table:table-cell office:value-type="string" table:style-name="ce4">
            <text:p>А. И. Клушин. Несчастный М-в (1793) </text:p>
          </table:table-cell>
          <table:table-cell office:value-type="string" table:style-name="ce4">
            <text:p>А. И. Клушин </text:p>
          </table:table-cell>
          <table:table-cell office:value-type="string" table:style-name="ce4">
            <text:p>1763 </text:p>
          </table:table-cell>
          <table:table-cell office:value-type="string" table:style-name="ce4">
            <text:p>Несчастный М-в </text:p>
          </table:table-cell>
          <table:table-cell office:value-type="string" table:style-name="ce4">
            <text:p>1793 </text:p>
          </table:table-cell>
          <table:table-cell office:value-type="string" table:style-name="ce4">
            <text:p>художественная </text:p>
          </table:table-cell>
          <table:table-cell office:value-type="string" table:style-name="ce4">
            <text:p>повесть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Русская сентиментальная повесть </text:p>
          </table:table-cell>
          <table:table-cell office:value-type="string" table:style-name="ce4">
            <text:p>1979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 text:c="2"/><text:span text:style-name="T1">Сейчас</text:span><text:s/>взглянул я на свечу ― она догорает ― догорает и свеща жизни моей! <text:s/>[А. И. Клушин. Несчастный М-в (1793)] [омонимия не снята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 отч ебет ьтазакс окьлот ыботч</text:p>
          </table:table-cell>
          <table:table-cell office:value-type="string" table:style-name="ce1">
            <text:p>сачйес</text:p>
          </table:table-cell>
          <table:table-cell office:value-type="string" table:style-name="ce2">
            <text:p> чтобы только сказать тебе, что<text:s/></text:p>
          </table:table-cell>
          <table:table-cell office:value-type="string" table:style-name="ce5">
            <text:p> <text:span text:style-name="T1">сейчас</text:span> </text:p>
          </table:table-cell>
          <table:table-cell office:value-type="string" table:style-name="ce3">
            <text:p><text:s/> </text:p>
          </table:table-cell>
          <table:table-cell office:value-type="string" table:style-name="ce3">
            <text:p>получил твою одну строчку: «Мир </text:p>
          </table:table-cell>
          <table:table-cell office:value-type="string" table:style-name="ce4">
            <text:p>Н. А. Львов. Письмо П. Л. Вельяминову (1791) </text:p>
          </table:table-cell>
          <table:table-cell office:value-type="string" table:style-name="ce4">
            <text:p>Н. А. Львов </text:p>
          </table:table-cell>
          <table:table-cell office:value-type="string" table:style-name="ce4">
            <text:p>1751 </text:p>
          </table:table-cell>
          <table:table-cell office:value-type="string" table:style-name="ce4">
            <text:p>Письмо П. Л. Вельяминову </text:p>
          </table:table-cell>
          <table:table-cell office:value-type="string" table:style-name="ce4">
            <text:p>1791 </text:p>
          </table:table-cell>
          <table:table-cell office:value-type="string" table:style-name="ce4">
            <text:p>бытовая , <text:s/>нехудожественная </text:p>
          </table:table-cell>
          <table:table-cell office:value-type="string" table:style-name="ce4">
            <text:p>письмо личное </text:p>
          </table:table-cell>
          <table:table-cell office:value-type="string" table:style-name="ce4">
            <text:p>частная жизнь </text:p>
          </table:table-cell>
          <table:table-cell office:value-type="string" table:style-name="ce4">
            <text:p>Львов Н. А. Избранные сочинения. Кёльн Веймар Вена: Бёлау-Ферлаг СПб.: Пушкинский Дом Рус. христиан. гум. ин-т Изд-во «Акрополь», 1994 </text:p>
          </table:table-cell>
          <table:table-cell office:value-type="string" table:style-name="ce4">
            <text:p>1994 </text:p>
          </table:table-cell>
          <table:table-cell office:value-type="string" table:style-name="ce4">
            <text:p>книга </text:p>
          </table:table-cell>
          <table:table-cell office:value-type="string" table:style-name="ce4">
            <text:p>омонимия не снята</text:p>
          </table:table-cell>
          <table:table-cell office:value-type="string" table:style-name="ce6">
            <text:p><text:s/>Я распечатал письмо мое, чтобы только сказать тебе, что<text:s/><text:span text:style-name="T1">сейчас</text:span><text:s/>получил твою одну строчку: «Мир заключен 31 июля». <text:s/>[Н. А. Львов. Письмо П. Л. Вельяминову (1791)] [омонимия не снята]</text:p>
          </table:table-cell>
          <table:table-cell table:number-columns-repeated="1636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  <style:text-properties fo:color="#000000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/>
    </style:style>
    <style:style style:name="_50_0_37__32_-_32_Accent3" style:display-name="20% - Accent3" style:family="table-cell" style:data-style-name="N0">
      <style:table-cell-properties fo:background-color="#EDEDED"/>
      <style:text-properties fo:color="#000000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/>
    </style:style>
    <style:style style:name="_50_0_37__32_-_32_Accent5" style:display-name="20% - Accent5" style:family="table-cell" style:data-style-name="N0">
      <style:table-cell-properties fo:background-color="#DDEBF7"/>
      <style:text-properties fo:color="#000000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/>
    </style:style>
    <style:style style:name="_52_0_37__32_-_32_Accent1" style:display-name="40% - Accent1" style:family="table-cell" style:data-style-name="N0">
      <style:table-cell-properties fo:background-color="#B4C6E7"/>
      <style:text-properties fo:color="#000000"/>
    </style:style>
    <style:style style:name="_52_0_37__32_-_32_Accent2" style:display-name="40% - Accent2" style:family="table-cell" style:data-style-name="N0">
      <style:table-cell-properties fo:background-color="#F8CBAD"/>
      <style:text-properties fo:color="#000000"/>
    </style:style>
    <style:style style:name="_52_0_37__32_-_32_Accent3" style:display-name="40% - Accent3" style:family="table-cell" style:data-style-name="N0">
      <style:table-cell-properties fo:background-color="#DBDBDB"/>
      <style:text-properties fo:color="#000000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/>
    </style:style>
    <style:style style:name="_52_0_37__32_-_32_Accent5" style:display-name="40% - Accent5" style:family="table-cell" style:data-style-name="N0">
      <style:table-cell-properties fo:background-color="#BDD7EE"/>
      <style:text-properties fo:color="#000000"/>
    </style:style>
    <style:style style:name="_52_0_37__32_-_32_Accent6" style:display-name="40% - Accent6" style:family="table-cell" style:data-style-name="N0">
      <style:table-cell-properties fo:background-color="#C6E0B4"/>
      <style:text-properties fo:color="#000000"/>
    </style:style>
    <style:style style:name="_54_0_37__32_-_32_Accent1" style:display-name="60% - Accent1" style:family="table-cell" style:data-style-name="N0">
      <style:table-cell-properties fo:background-color="#8EA9DB"/>
      <style:text-properties fo:color="#000000"/>
    </style:style>
    <style:style style:name="_54_0_37__32_-_32_Accent2" style:display-name="60% - Accent2" style:family="table-cell" style:data-style-name="N0">
      <style:table-cell-properties fo:background-color="#F4B084"/>
      <style:text-properties fo:color="#000000"/>
    </style:style>
    <style:style style:name="_54_0_37__32_-_32_Accent3" style:display-name="60% - Accent3" style:family="table-cell" style:data-style-name="N0">
      <style:table-cell-properties fo:background-color="#C9C9C9"/>
      <style:text-properties fo:color="#000000"/>
    </style:style>
    <style:style style:name="_54_0_37__32_-_32_Accent4" style:display-name="60% - Accent4" style:family="table-cell" style:data-style-name="N0">
      <style:table-cell-properties fo:background-color="#FFD966"/>
      <style:text-properties fo:color="#000000"/>
    </style:style>
    <style:style style:name="_54_0_37__32_-_32_Accent5" style:display-name="60% - Accent5" style:family="table-cell" style:data-style-name="N0">
      <style:table-cell-properties fo:background-color="#9BC2E6"/>
      <style:text-properties fo:color="#000000"/>
    </style:style>
    <style:style style:name="_54_0_37__32_-_32_Accent6" style:display-name="60% - Accent6" style:family="table-cell" style:data-style-name="N0">
      <style:table-cell-properties fo:background-color="#A9D08E"/>
      <style:text-properties fo:color="#000000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color="#000000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Sagarika</meta:initial-creator>
    <dc:creator>Sagarika</dc:creator>
    <meta:creation-date>2018-03-11T21:10:35Z</meta:creation-date>
    <dc:date>2018-03-11T21:10:35Z</dc:date>
    <meta:print-date>2018-03-11T21:09:11Z</meta:print-date>
  </office:meta>
</office:document-meta>
</file>